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4"/>
    <style:style style:name="P3" style:family="paragraph" style:parent-style-name="Standard">
      <style:paragraph-properties fo:margin-left="0.5in" fo:margin-right="0in" fo:line-height="200%" fo:text-indent="-0.5in" style:auto-text-indent="false"/>
      <style:text-properties fo:font-size="12pt" style:font-size-asian="12pt"/>
    </style:style>
    <style:style style:name="P4" style:family="paragraph" style:parent-style-name="Standard">
      <style:paragraph-properties fo:margin-left="0.5in" fo:margin-right="0in" fo:line-height="200%" fo:text-indent="-0.5in" style:auto-text-indent="false"/>
    </style:style>
    <style:style style:name="P5" style:family="paragraph" style:parent-style-name="Standard">
      <style:paragraph-properties fo:break-before="page"/>
    </style:style>
    <style:style style:name="T1" style:family="text">
      <style:text-properties fo:font-style="italic" style:font-style-asian="italic" style:font-style-complex="italic"/>
    </style:style>
    <style:style style:name="T2" style:family="text">
      <style:text-properties fo:font-size="12pt" style:font-size-asian="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02in" fo:text-indent="-0.25in" fo:margin-left="2.7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02in" fo:text-indent="-0.25in" fo:margin-left="2.9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02in" fo:text-indent="-0.25in" fo:margin-left="3.2402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RS Document Draft</text:p>
      <text:p text:style-name="Standard"/>
      <text:p text:style-name="Standard">1.0 Introduction</text:p>
      <text:p text:style-name="Standard"/>
      <text:p text:style-name="Standard">1.1 Purpose</text:p>
      <text:p text:style-name="Standard"/>
      <text:p text:style-name="Standard">This document is a software requirements specifiction (SRS). Its purpose is to describe the software requirements for the dependency analysis plugin, to be developed for the Eclipse platform. The SRS will describe the functional requirements of the system, in such detail that a client seeking to verify the functionality of the finished product will be able to do so based solely on the contents of this document. Where appropriate, the document will also cover constraints placed upon the development of the system, along with any non-functional requirements. </text:p>
      <text:p text:style-name="Standard"/>
      <text:p text:style-name="Standard">The intended audiences for this document are the client requesting the application, and the team assigned to evaluate the quality of the finished product, and the software developer. </text:p>
      <text:p text:style-name="Standard"/>
      <text:p text:style-name="Standard">1.2 Scope</text:p>
      <text:p text:style-name="Standard"/>
      <text:p text:style-name="Standard">The software to be produced is a plugin for the Eclipse software development framework. A plugin is a piece of software which adds functionality to Eclipse. The plugin should enable the user to profile applications, visualize the data collected, and analyze the data, all within one integrated development application. </text:p>
      <text:p text:style-name="Standard"/>
      <text:p text:style-name="Standard">The plugin is a port of three already existing stand-alone applications. As such the plugin is responsible for providing an interface for all the important functionality existing in these stand-alone applications. The plugin will deviate from the design of the originals only in those cases where doing so would further the goal of integrating the functionality of the three applications. <text:s/>The plugin will also be able to take advantage of preexisting Eclipse functionality.</text:p>
      <text:p text:style-name="Standard"/>
      <text:p text:style-name="Standard">Although there are other tools for collecting profile data and visualizing that data already available, what is novel about the the tool is the range of partitioning algorithms provided, as well as the ability to set whether those algorithms should optimize with respect to execution time, or cost. Packing all that functionality into an eclipse plugin will make the analysis tools both more convenient to use and more widely accessible and available.</text:p>
      <text:p text:style-name="Standard"/>
      <text:p text:style-name="Standard">1.3 Definitions, Acronyms, and Abbreviations</text:p>
      <text:p text:style-name="Standard"/>
      <text:p text:style-name="Standard"/>
      <text:p text:style-name="Standard">1.4 References</text:p>
      <text:p text:style-name="Standard"/>
      <text:p text:style-name="P3">IEEE. <text:span text:style-name="T1">IEEE Std 830-1998 IEEE Recommended Practice for Software Requirements Specifications.</text:span> IEEE Computer Society, 1998.</text:p>
      <text:p text:style-name="P4"><text:span text:style-name="T2">Joan Teamleader et al. Software Requirements Specification, Version 1.0: Web Publishing System. 2004. </text:span><text:a xlink:type="simple" xlink:href="http://www.cse.msu.edu/~chengb/RE-491/Papers/SRSExample-webapp.doc"><text:span text:style-name="T2">www.cse.msu.edu/~chengb/RE-491/Papers/SRSExample-webapp.doc</text:span></text:a></text:p>
      <text:p text:style-name="Standard"/>
      <text:p text:style-name="Standard">1.5 Overview</text:p>
      <text:p text:style-name="Standard"/>
      <text:p text:style-name="Standard">This document is organized into three sections. Following this introductory section there is an <text:soft-page-break/>overall description of the product, including a description of the system users, system constraints, and the functionality of the system. This section is primarily informal, and its purpose is to familiarize the reader with the rationale behind the plugin so that she is more prepared to understand the third section. </text:p>
      <text:p text:style-name="Standard"/>
      <text:p text:style-name="Standard">The third portion of the document lists the specific functional and non-functional requirements in detail. This section of the document should be valuable both to the developers and to those seeking to validate the functionality of the final product. The section can also be used to measure the progress made during the intermediate prototype stages. This section is allowed to be more technical and less informal, given its target audiences.</text:p>
      <text:p text:style-name="Standard"/>
      <text:p text:style-name="Standard"/>
      <text:p text:style-name="P5">2.0 Overall Description</text:p>
      <text:p text:style-name="Standard"/>
      <text:p text:style-name="Standard">&lt; the following needs to be broken up and reorganized according to the document template &gt;</text:p>
      <text:p text:style-name="Standard"/>
      <text:p text:style-name="Standard">The high-level objective of the plugin is to enable an Eclipse user to apply partitioning and cost-model optimization algorithms to already written applications. A partitioning algorithm takes two inputs: </text:p>
      <text:list xml:id="list41692648" text:style-name="L1">
        <text:list-item>
          <text:p text:style-name="P1">A graph representation of an application, where nodes represent program components, and vertices represent communication links</text:p>
        </text:list-item>
        <text:list-item>
          <text:p text:style-name="P1">A description of the execution time, memory, and bandwidth costs associated with deploying some portion of the application on some piece of hardware, usually a cloud service provider such as Amazon</text:p>
        </text:list-item>
      </text:list>
      <text:p text:style-name="Standard"/>
      <text:p text:style-name="Standard">These inputs are then used to recommend how application components should be physically distributed among local and cloud-service hardware, in order to optimize for some criterion, such as execution time, or cost. </text:p>
      <text:p text:style-name="Standard"/>
      <text:p text:style-name="Standard">In order to support the analysis objective, the plugin is also responsible for all supporting steps. These include the following:</text:p>
      <text:list xml:id="list42532456" text:style-name="L4">
        <text:list-item>
          <text:p text:style-name="P2">Publishing profile data describing the components of the application being run, the execution time of various components, and the volume of messages being passed between components</text:p>
        </text:list-item>
        <text:list-item>
          <text:p text:style-name="P2">Collecting the data and storing it</text:p>
        </text:list-item>
        <text:list-item>
          <text:p text:style-name="P2">Providing an interface for managing the collected profiles and selecting them for visualization</text:p>
        </text:list-item>
        <text:list-item>
          <text:p text:style-name="P2">Visualizing the profile data</text:p>
        </text:list-item>
        <text:list-item>
          <text:p text:style-name="P2">Analyzing the profile data through the application of partitioning algorithms</text:p>
        </text:list-item>
        <text:list-item>
          <text:p text:style-name="P2">Applying modifications to the analysis results in order to determine how the distribution of software components among the physical infrastructure affects costs and execution time.</text:p>
        </text:list-item>
      </text:list>
      <text:p text:style-name="Standard"/>
      <text:p text:style-name="Standard"/>
      <text:p text:style-name="P5">3.0 Specific Requirements</text:p>
      <text:p text:style-name="Standard"/>
      <text:p text:style-name="Standard">3.1 External Interface Requirements</text:p>
      <text:p text:style-name="Standard"/>
      <text:p text:style-name="Standard">The only link to an external system is the link to the Eclipse Development Environment. This link imposes a number of constraints upon the plugin, including the look and feel of the graphical user interface, the use of the services and libraries provided by Eclipse, and packaging and deployment standards and methods. </text:p>
      <text:p text:style-name="Standard"/>
      <text:p text:style-name="Standard">&lt; fill this out in detail as I work and am reminded&gt;</text:p>
      <text:p text:style-name="Standard"/>
      <text:p text:style-name="Standard">3.2 Functional Requirements</text:p>
      <text:p text:style-name="Standard"/>
      <text:p text:style-name="Standard">&lt; fill this out in detail as I work &gt;</text:p>
      <text:p text:style-name="Standard"/>
      <text:p text:style-name="Standard">3.3 Non-Functional Requirements</text:p>
      <text:p text:style-name="Standard"/>
      <text:p text:style-name="Standard">&lt; fill this out in detail as I work &gt;</text:p>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0M36S</meta:editing-duration>
    <meta:editing-cycles>11</meta:editing-cycles>
    <meta:generator>LibreOffice/3.5$Windows_x86 LibreOffice_project/235ab8a-3802056-4a8fed3-2d66ea8-e241b80</meta:generator>
    <dc:date>2012-06-15T22:55:09.67</dc:date>
    <meta:document-statistic meta:table-count="0" meta:image-count="0" meta:object-count="0" meta:page-count="4" meta:paragraph-count="37" meta:word-count="826" meta:character-count="4490" meta:non-whitespace-character-count="4618"/>
    <meta:user-defined meta:name="Info 1"/>
    <meta:user-defined meta:name="Info 2"/>
    <meta:user-defined meta:name="Info 3"/>
    <meta:user-defined meta:name="Info 4"/>
  </office:meta>
</office:document-meta>
</file>